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.SymbolTable( int tabl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.addSymbol( String buffer , int offset , int len , int hash , boolean repl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ymbolTable.addSymbol( char [ ] buffer , int offset , int len , int has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ymbolTable.addSymbol( char [ ] buffer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Table.hash( char [ ] buffer , int offse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mbolTable.addSymbol( String buffer , int offset , int len , int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Table.subString( String src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